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EP 67 : Calling C Shared Library Functions from Scilab</text:h>
      <text:p text:style-name="P2"/>
      <text:p text:style-name="P1"/>
      <text:p text:style-name="P1">Version: 1.0</text:p>
      <text:p text:style-name="P1">Author: Bruno JOFRET</text:p>
      <text:p text:style-name="P1">Review: </text:p>
      <text:p text:style-name="P1">Commented: </text:p>
      <text:p text:style-name="P1">State: Draft</text:p>
      <text:p text:style-name="P1">Scilab-Version: 6.0.0</text:p>
      <text:p text:style-name="P1">Created: 2011-06-07</text:p>
      <text:p text:style-name="P2"/>
      <text:p text:style-name="P1"/>
      <text:h text:style-name="P8" text:outline-level="3">Abstract</text:h>
      <text:p text:style-name="P1">Provide a set of functions for calling C shared library funtions an easy way.</text:p>
      <text:p text:style-name="P1"/>
      <text:h text:style-name="P8" text:outline-level="3">Rationale</text:h>
      <text:p text:style-name="P3"><text:tab/></text:p>
      <text:h text:style-name="P8" text:outline-level="3"><text:span text:style-name="Teletype"><text:span text:style-name="T3">Example Usage</text:span></text:span></text:h>
      <text:p text:style-name="Preformatted_20_Text"/>
      <text:p text:style-name="Preformatted_20_Text">// double divideByTwo(double dIn)</text:p>
      <text:p text:style-name="Preformatted_20_Text">//{</text:p>
      <text:p text:style-name="Preformatted_20_Text">// <text:s text:c="3"/>return dIn / 4.0 ;</text:p>
      <text:p text:style-name="Preformatted_20_Text">//}</text:p>
      <text:p text:style-name="Preformatted_20_Text"/>
      <text:p text:style-name="Preformatted_20_Text">r = c_call('libname','divideByTwo',c_double(4))</text:p>
      <text:p text:style-name="Preformatted_20_Text"/>
      <text:p text:style-name="Preformatted_20_Text">// r will be c_double(2)</text:p>
      <text:p text:style-name="Preformatted_20_Text">val = get(r,'value')</text:p>
      <text:p text:style-name="Preformatted_20_Text"/>
      <text:p text:style-name="Preformatted_20_Text">// val == 2</text:p>
      <text:p text:style-name="Preformatted_20_Text"/>
      <text:p text:style-name="P1"><text:span text:style-name="Teletype"><text:span text:style-name="T1"/></text:span></text:p>
      <text:h text:style-name="P8" text:outline-level="3">Changelog</text:h>
      <text:list xml:id="list1525294921" text:style-name="L1">
        <text:list-item>
          <text:list>
            <text:list-item>
              <text:p text:style-name="P5"><text:span text:style-name="T2">– 2011-06-11 – Bruno JOFRET &lt;</text:span><text:a xlink:type="simple" xlink:href="mailto:bruno.jofret@scilab.org"><text:span text:style-name="T2">bruno.jofret@scilab.org</text:span></text:a><text:span text:style-name="T2">&gt;</text:span></text:p>
              <text:list>
                <text:list-header>
                  <text:p text:style-name="P6">First draft</text:p>
                </text:list-header>
              </text:list>
            </text:list-item>
          </text:list>
        </text:list-item>
      </text:list>
      <text:h text:style-name="P8" text:outline-level="3">Copyright</text:h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Pierre MARECHAL</meta:initial-creator>
    <meta:creation-date>2008-07-09T13:39:08</meta:creation-date>
    <dc:date>2011-06-07T14:53:03</dc:date>
    <meta:editing-cycles>11</meta:editing-cycles>
    <meta:editing-duration>PT39M15S</meta:editing-duration>
    <meta:document-statistic meta:table-count="0" meta:image-count="0" meta:object-count="0" meta:page-count="1" meta:paragraph-count="26" meta:word-count="79" meta:character-count="517"/>
    <meta:user-defined meta:name="Info 1"/>
    <meta:user-defined meta:name="Info 2"/>
    <meta:user-defined meta:name="Info 3"/>
    <meta:user-defined meta:name="Info 4"/>
  </office:meta>
</office:document-meta>
</file>